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4fc" officeooo:paragraph-rsid="000694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се проекты созданы в qt и с использованием языка с++. </text:p>
      <text:p text:style-name="P1"/>
      <text:p text:style-name="P1">Проект/папка «see_core» — первый из проектов. По замыслу это текстовое ядро для обработки данных. Принимает голые данные от пользователя. Упаковывает их и каким то образом компонует в проект. Как оно всё будет работать пока не известно. </text:p>
      <text:p text:style-name="P1"/>
      <text:p text:style-name="P1">Папка «Собранные билды» - понятно из названия содержит собранные версии программ. Читающий обрати внимание это не готовые проги это версии для отладки и дебага. Кстати я не уверен что git их вообще будет выгружать)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00:23:08.010056259</meta:creation-date>
    <dc:date>2020-03-18T00:40:01.111986884</dc:date>
    <meta:editing-duration>PT5M52S</meta:editing-duration>
    <meta:editing-cycles>2</meta:editing-cycles>
    <meta:generator>LibreOffice/6.3.3.2$Linux_X86_64 LibreOffice_project/30$Build-2</meta:generator>
    <meta:document-statistic meta:table-count="0" meta:image-count="0" meta:object-count="0" meta:page-count="1" meta:paragraph-count="3" meta:word-count="79" meta:character-count="507" meta:non-whitespace-character-count="427"/>
  </office:meta>
</office:document-meta>
</file>